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 table:number-rows-repeated="1048466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00/00/00</text:date>, <text:time style:data-style-name="N2" text:time-value="17:16:35.95021536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27T17:17:47.665347095</dc:date>
    <meta:editing-duration>PT17H22M10S</meta:editing-duration>
    <meta:editing-cycles>236</meta:editing-cycles>
    <meta:document-statistic meta:table-count="1" meta:cell-count="436" meta:object-count="0"/>
  </office:meta>
</office:document-meta>
</file>